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95.64pt"/>
    </style:style>
    <style:style style:name="co21" style:family="table-column">
      <style:table-column-properties fo:break-before="auto" style:column-width="70.89pt"/>
    </style:style>
    <style:style style:name="co2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  <style:style style:name="ce2" style:family="table-cell" style:parent-style-name="Default"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2]" office:value-type="currency" office:currency="USD" office:value="7.2" calcext:value-type="currency">
            <text:p>$7.20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7.2" calcext:value-type="currency">
            <text:p>$7.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3195" calcext:value-type="currency">
            <text:p>$6.3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195" calcext:value-type="currency">
            <text:p>$6.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29.5263" calcext:value-type="currency">
            <text:p>$129.53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G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float" office:value="5" calcext:value-type="float">
            <text:p>5</text:p>
          </table:table-cell>
          <table:table-cell table:formula="of:=[.G17]*[.H17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3195" calcext:value-type="currency">
            <text:p>$6.32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00 pF Capacitor</text:p>
          </table:table-cell>
          <table:table-cell/>
          <table:table-cell table:style-name="ce2" office:value-type="string" calcext:value-type="string">
            <text:p>710-885012207027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27?qs=sGAEpiMZZMsh%252b1woXyUXj4jKQI6sNRw6yAOIF1CFWsc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2" calcext:value-type="float">
            <text:p>12</text:p>
          </table:table-cell>
          <table:table-cell table:formula="of:=[.G7]*[.H7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table:formula="of:=[.G8]*[.H8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Buffer</text:p>
          </table:table-cell>
          <table:table-cell/>
          <table:table-cell table:style-name="ce2" office:value-type="string" calcext:value-type="string">
            <text:p>595-SN74LV1T34DBVR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float" office:value="4" calcext:value-type="float">
            <text:p>4</text:p>
          </table:table-cell>
          <table:table-cell table:formula="of:=[.G9]*[.H9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0])" office:value-type="currency" office:currency="USD" office:value="7.2" calcext:value-type="currency">
            <text:p>$7.20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6:59:43.09249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27T09:39:35.530536597</dc:date>
    <meta:editing-duration>P1DT8H42M30S</meta:editing-duration>
    <meta:editing-cycles>65</meta:editing-cycles>
    <meta:generator>LibreOffice/6.0.5.2$MacOSX_X86_64 LibreOffice_project/54c8cbb85f300ac59db32fe8a675ff7683cd5a16</meta:generator>
    <dc:creator>David Wright</dc:creator>
    <meta:document-statistic meta:table-count="5" meta:cell-count="515" meta:object-count="0"/>
  </office:meta>
</office:document-meta>
</file>